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edia/l0MYSpvx4pnsoMNz2.mp4" manifest:media-type="application/vnd.sun.star.medi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paragraph-properties fo:text-align="star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32pt" fo:font-style="italic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by steps towards a better software development </text:p>
          </draw:text-box>
        </draw:frame>
        <draw:frame presentation:style-name="pr2" draw:layer="layout" svg:width="25.199cm" svg:height="12.179cm" svg:x="1.4cm" svg:y="4.914cm" presentation:class="subtitle">
          <draw:text-box>
            <text:p>Reinaldo</text:p>
            <text:p>BaNaNa Talk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's check some Python's project on githu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github.com/scipy/scipy" xlink:type="simple">Scipy.</text:a></text:p>
              </text:list-item>
              <text:list-item>
                <text:p><text:a xlink:href="https://github.com/nutils/nutils" xlink:type="simple">Nutils</text:a>.</text:p>
              </text:list-item>
              <text:list-item>
                <text:p><text:a xlink:href="https://github.com/andrenarchy/krypy" xlink:type="simple">KryPy</text:a>.</text:p>
                <text:p/>
                <text:p>The content of this talk is based on these sources:</text:p>
              </text:list-item>
              <text:list-item>
                <text:p><text:span text:style-name="T1">Enterprise Software with Python Architecture and Best Practices</text:span>, by Mahmoud Hashemi. Publisher: O'Reilly Media.</text:p>
              </text:list-item>
              <text:list-item>
                <text:p><text:span text:style-name="T1">The Hitchhiker's Guide to Python: Best Practices for Development</text:span>, by Kenneth Reitz and Tanya Schlusser. Publisher: O'Reill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1 - Creating a project.</text:p>
                <text:p>2 - Structuring a project.</text:p>
                <text:p>3 - Adding quality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">1 - Creating a project.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ke a directory.</text:p>
              </text:list-item>
              <text:list-item>
                <text:p>Create a README file.</text:p>
              </text:list-item>
              <text:list-item>
                <text:p>Create a .gitignore file.</text:p>
              </text:list-item>
              <text:list-item>
                <text:p>Start git.</text:p>
              </text:list-item>
              <text:list-item>
                <text:p>Add files to git.</text:p>
              </text:list-item>
              <text:list-item>
                <text:p>Create and activate virtualenv.</text:p>
              </text:list-item>
              <text:list-item>
                <text:p>Install dependecies.</text:p>
              </text:list-item>
              <text:list-item>
                <text:p>Freeze enviroment.</text:p>
              </text:list-item>
              <text:list-item>
                <text:p>Commit and push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">1 - Creating a project.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ke a directory. <text:s/><text:span text:style-name="T1">$ mkdir myProject/</text:span></text:p>
              </text:list-item>
              <text:list-item>
                <text:p>Create a README file. <text:s/><text:span text:style-name="T1">$ vim README</text:span></text:p>
              </text:list-item>
              <text:list-item>
                <text:p>Create a .gitignore file. <text:s/><text:span text:style-name="T1">$ vim .gitignore </text:span><text:span text:style-name="T2">or copy it</text:span></text:p>
              </text:list-item>
              <text:list-item>
                <text:p>Start git. <text:span text:style-name="T1">$ git init</text:span></text:p>
              </text:list-item>
              <text:list-item>
                <text:p>Add files to git. <text:span text:style-name="T1">$ git add *.py README .gitignore</text:span></text:p>
              </text:list-item>
              <text:list-item>
                <text:p>Create and activate virtualenv. (live demo)</text:p>
              </text:list-item>
              <text:list-item>
                <text:p>Install dependecies. (live demo)</text:p>
              </text:list-item>
              <text:list-item>
                <text:p>Freeze enviroment. (live demo)</text:p>
              </text:list-item>
              <text:list-item>
                <text:p>Commit and push. ( <text:span text:style-name="T1">$ git remote add … and $git push .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1">2 - Structuring a project.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ject directory.</text:p>
              </text:list-item>
              <text:list-item>
                <text:p>Package directory and __init__.py.</text:p>
              </text:list-item>
              <text:list-item>
                <text:p>Docs and tools.</text:p>
              </text:list-item>
              <text:list-item>
                <text:p>Tests.</text:p>
              </text:list-item>
              <text:list-item>
                <text:p>setup.py</text:p>
              </text:list-item>
              <text:list-item>
                <text:p>MANIFEST.in, README, CHANGELOG, LICENS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dding quality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yflakes (live demo)</text:p>
              </text:list-item>
              <text:list-item>
                <text:p text:style-name="P2"><text:a xlink:href="https://www.python.org/dev/peps/pep-0008/" xlink:type="simple">Pep8</text:a> (live demo)</text:p>
              </text:list-item>
              <text:list-item>
                <text:p>Unit tests (live demo)</text:p>
              </text:list-item>
              <text:list-item>
                <text:p>Continuous integration (travis-ci live demo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Unit test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3">“</text:span><text:span text:style-name="T3">sets of one or more computer program modules together with associated control data, usage procedures, and operating procedures, are tested to determine whether they are fit for use.” </text:span></text:p>
            <text:p><text:span text:style-name="T3">(</text:span><text:span text:style-name="T3"><text:a xlink:href="https://en.wikipedia.org/wiki/Unit_testing" xlink:type="simple">Wikipedia</text:a></text:span><text:span text:style-name="T3">)</text:span> (live demo)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tinuous integration (travis-ci)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3">“</text:span><text:span text:style-name="T3">Continuous Integration (CI) is a development practice that requires developers to integrate code into a shared repository several times a day. Each check-in is then verified by an automated build, allowing teams to detect problems early.” </text:span></text:p>
            <text:p><text:span text:style-name="T3">(</text:span><text:span text:style-name="T3"><text:a xlink:href="https://www.thoughtworks.com/continuous-integration" xlink:type="simple">thoughtworks</text:a></text:span><text:span text:style-name="T3">)</text:span> (live demo with <text:a xlink:href="https://travis-ci.org/" xlink:type="simple">travis-ci</text:a>)</text:p>
            <text:p/>
            <text:p>Example of <text:a xlink:href="https://docs.travis-ci.com/user/languages/python/" xlink:type="simple">.travis.yml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I</text:p>
          </draw:text-box>
        </draw:frame>
        <draw:frame draw:style-name="standard" draw:layer="layout" svg:width="22.144cm" svg:height="12.179cm" svg:x="2.927cm" svg:y="4.913cm" presentation:class="object" presentation:user-transformed="true">
          <draw:plugin xlink:href="Media/l0MYSpvx4pnsoMNz2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es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verage, coverage all (Python).</text:p>
              </text:list-item>
              <text:list-item>
                <text:p>Assertions for <text:a xlink:href="https://docs.scipy.org/doc/numpy/reference/generated/numpy.testing.assert_array_almost_equal.html" xlink:type="simple">floating point</text:a> (Python-numpy).</text:p>
              </text:list-item>
              <text:list-item>
                <text:p>Google style guide, c++, Java, Python.</text:p>
              </text:list-item>
              <text:list-item>
                <text:p>Google unit test, c++.</text:p>
              </text:list-item>
              <text:list-item>
                <text:p><text:a xlink:href="https://nl.mathworks.com/help/matlab/matlab_prog/write-script-based-unit-tests.html" xlink:type="simple">Matlab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takea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ructure your Python code in packages and submodules.</text:p>
              </text:list-item>
              <text:list-item>
                <text:p>Improve the quality of your code using PEP8, pyflakes.</text:p>
              </text:list-item>
              <text:list-item>
                <text:p>Make your code maintainable adding unit tests.</text:p>
              </text:list-item>
              <text:list-item>
                <text:p>Automate your test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inaldo R.</meta:initial-creator>
    <meta:creation-date>2017-02-28T07:41:46.159151770</meta:creation-date>
    <dc:date>2017-06-01T14:30:33.273252221</dc:date>
    <dc:creator>Reinaldo R.</dc:creator>
    <meta:editing-duration>PT27M5S</meta:editing-duration>
    <meta:editing-cycles>4</meta:editing-cycles>
    <meta:generator>LibreOffice/4.3.3.2$Linux_X86_64 LibreOffice_project/430m0$Build-2</meta:generator>
    <meta:document-statistic meta:object-count="69"/>
  </office:meta>
</office:document-meta>
</file>